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003cm" svg:stroke-color="#000000" draw:fill="solid" draw:fill-color="#000000" fo:padding-top="0.126cm" fo:padding-bottom="0.126cm" fo:padding-left="0.251cm" fo:padding-right="0.251cm"/>
    </style:style>
    <style:style style:name="gr2" style:family="graphic" style:parent-style-name="standard">
      <style:graphic-properties draw:stroke="solid" svg:stroke-width="0.003cm" svg:stroke-color="#000000" draw:fill="none" fo:padding-top="0.126cm" fo:padding-bottom="0.126cm" fo:padding-left="0.251cm" fo:padding-right="0.251cm"/>
    </style:style>
  </office:automatic-styles>
  <office:body>
    <office:graphics>
      <draw:page draw:name="page1" draw:style-name="dp1" draw:master-page-name="Default">
        <office:forms form:automatic-focus="false" form:apply-design-mode="false"/>
        <draw:polyline draw:style-name="gr1" draw:layer="layout" svg:width="9.282cm" svg:height="0.61cm" svg:x="8.139cm" svg:y="1.257cm" svg:viewBox="0 0 9283 611" draw:points="0,0 9283,0 9283,611 71,611">
          <text:p/>
        </draw:polyline>
        <draw:polyline draw:style-name="gr1" draw:layer="layout" svg:width="9.282cm" svg:height="0.61cm" svg:x="8.003cm" svg:y="8.331cm" svg:viewBox="0 0 9283 611" draw:points="0,0 9283,0 9283,611 71,611">
          <text:p/>
        </draw:polyline>
        <draw:polyline draw:style-name="gr1" draw:layer="layout" svg:width="9.282cm" svg:height="0.61cm" svg:x="0.368cm" svg:y="15.615cm" svg:viewBox="0 0 9283 611" draw:points="0,0 9283,0 9283,611 71,611">
          <text:p/>
        </draw:polyline>
        <draw:polyline draw:style-name="gr1" draw:layer="layout" svg:width="9.282cm" svg:height="0.61cm" svg:x="0.447cm" svg:y="21.69cm" svg:viewBox="0 0 9283 611" draw:points="0,0 9283,0 9283,611 71,611">
          <text:p/>
        </draw:polyline>
        <draw:polygon draw:style-name="gr2" draw:layer="layout" svg:width="1.355cm" svg:height="1.094cm" svg:x="9.013cm" svg:y="16.264cm" svg:viewBox="0 0 1356 1095" draw:points="613,0 0,1095 1356,1095 628,0">
          <text:p/>
        </draw:polygon>
        <draw:line draw:style-name="gr2" draw:layer="layout" svg:x1="9.044cm" svg:y1="17.439cm" svg:x2="8.708cm" svg:y2="17.861cm">
          <text:p/>
        </draw:line>
        <draw:line draw:style-name="gr2" draw:layer="layout" svg:x1="9.449cm" svg:y1="17.441cm" svg:x2="9.112cm" svg:y2="17.863cm">
          <text:p/>
        </draw:line>
        <draw:line draw:style-name="gr2" draw:layer="layout" svg:x1="9.851cm" svg:y1="17.441cm" svg:x2="9.514cm" svg:y2="17.863cm">
          <text:p/>
        </draw:line>
        <draw:line draw:style-name="gr2" draw:layer="layout" svg:x1="10.224cm" svg:y1="17.426cm" svg:x2="9.887cm" svg:y2="17.848cm">
          <text:p/>
        </draw:line>
        <draw:polyline draw:style-name="gr2" draw:layer="layout" svg:width="2.534cm" svg:height="0.618cm" svg:x="14.226cm" svg:y="15.45cm" svg:viewBox="0 0 2535 619" draw:points="14,0 2535,0 2535,619 0,619">
          <text:p/>
        </draw:polyline>
        <draw:polygon draw:style-name="gr2" draw:layer="layout" svg:width="1.355cm" svg:height="1.094cm" svg:x="9.114cm" svg:y="22.435cm" svg:viewBox="0 0 1356 1095" draw:points="613,0 0,1095 1356,1095 628,0">
          <text:p/>
        </draw:polygon>
        <draw:line draw:style-name="gr2" draw:layer="layout" svg:x1="9.216cm" svg:y1="24.084cm" svg:x2="8.879cm" svg:y2="24.505cm">
          <text:p/>
        </draw:line>
        <draw:line draw:style-name="gr2" draw:layer="layout" svg:x1="9.62cm" svg:y1="24.086cm" svg:x2="9.284cm" svg:y2="24.507cm">
          <text:p/>
        </draw:line>
        <draw:line draw:style-name="gr2" draw:layer="layout" svg:x1="10.022cm" svg:y1="24.086cm" svg:x2="9.686cm" svg:y2="24.507cm">
          <text:p/>
        </draw:line>
        <draw:line draw:style-name="gr2" draw:layer="layout" svg:x1="10.395cm" svg:y1="24.071cm" svg:x2="10.058cm" svg:y2="24.492cm">
          <text:p/>
        </draw:line>
        <draw:line draw:style-name="gr2" draw:layer="layout" svg:x1="9.07cm" svg:y1="24.041cm" svg:x2="10.56cm" svg:y2="24.041cm">
          <text:p/>
        </draw:line>
        <draw:ellipse draw:style-name="gr2" draw:layer="layout" svg:width="0.373cm" svg:height="0.368cm" svg:x="10.114cm" svg:y="23.59cm">
          <text:p/>
        </draw:ellipse>
        <draw:ellipse draw:style-name="gr2" draw:layer="layout" svg:width="0.373cm" svg:height="0.368cm" svg:x="9.133cm" svg:y="23.605cm">
          <text:p/>
        </draw:ellipse>
        <draw:ellipse draw:style-name="gr2" draw:layer="layout" svg:width="0.677cm" svg:height="0.673cm" svg:x="16.815cm" svg:y="15.409cm">
          <text:p/>
        </draw:ellipse>
        <draw:line draw:style-name="gr2" draw:layer="layout" svg:x1="17.596cm" svg:y1="14.874cm" svg:x2="17.962cm" svg:y2="14.563cm">
          <text:p/>
        </draw:line>
        <draw:line draw:style-name="gr2" draw:layer="layout" svg:x1="17.594cm" svg:y1="15.318cm" svg:x2="17.96cm" svg:y2="15.007cm">
          <text:p/>
        </draw:line>
        <draw:line draw:style-name="gr2" draw:layer="layout" svg:x1="17.596cm" svg:y1="15.778cm" svg:x2="17.962cm" svg:y2="15.467cm">
          <text:p/>
        </draw:line>
        <draw:line draw:style-name="gr2" draw:layer="layout" svg:x1="17.594cm" svg:y1="16.25cm" svg:x2="17.96cm" svg:y2="15.939cm">
          <text:p/>
        </draw:line>
        <draw:line draw:style-name="gr2" draw:layer="layout" svg:x1="17.596cm" svg:y1="16.681cm" svg:x2="17.962cm" svg:y2="16.37cm">
          <text:p/>
        </draw:line>
        <draw:line draw:style-name="gr2" draw:layer="layout" svg:x1="17.549cm" svg:y1="14.808cm" svg:x2="17.549cm" svg:y2="16.737cm">
          <text:p/>
        </draw:line>
        <draw:line draw:style-name="gr2" draw:layer="layout" svg:x1="17.333cm" svg:y1="7.62cm" svg:x2="17.699cm" svg:y2="7.309cm">
          <text:p/>
        </draw:line>
        <draw:line draw:style-name="gr2" draw:layer="layout" svg:x1="17.331cm" svg:y1="8.064cm" svg:x2="17.697cm" svg:y2="7.753cm">
          <text:p/>
        </draw:line>
        <draw:line draw:style-name="gr2" draw:layer="layout" svg:x1="17.333cm" svg:y1="8.524cm" svg:x2="17.699cm" svg:y2="8.213cm">
          <text:p/>
        </draw:line>
        <draw:line draw:style-name="gr2" draw:layer="layout" svg:x1="17.331cm" svg:y1="8.996cm" svg:x2="17.697cm" svg:y2="8.685cm">
          <text:p/>
        </draw:line>
        <draw:line draw:style-name="gr2" draw:layer="layout" svg:x1="17.333cm" svg:y1="9.428cm" svg:x2="17.699cm" svg:y2="9.117cm">
          <text:p/>
        </draw:line>
        <draw:line draw:style-name="gr2" draw:layer="layout" svg:x1="17.287cm" svg:y1="7.554cm" svg:x2="17.287cm" svg:y2="9.483cm">
          <text:p/>
        </draw:line>
        <draw:polyline draw:style-name="gr2" draw:layer="layout" svg:width="0.411cm" svg:height="1.588cm" svg:x="7.904cm" svg:y="0.671cm" svg:viewBox="0 0 412 1589" draw:points="206,0 206,757 412,847 0,972 250,1052 250,1589">
          <text:p/>
        </draw:polyline>
        <draw:polyline draw:style-name="gr2" draw:layer="layout" svg:width="0.472cm" svg:height="1.422cm" svg:x="7.806cm" svg:y="7.868cm" svg:viewBox="0 0 473 1423" draw:points="148,0 148,582 473,717 0,853 243,920 243,1423">
          <text:p/>
        </draw:polyline>
        <draw:polyline draw:style-name="gr2" draw:layer="layout" svg:width="0.408cm" svg:height="1.321cm" svg:x="0.182cm" svg:y="15.176cm" svg:viewBox="0 0 409 1322" draw:points="139,0 139,584 409,678 0,854 222,900 222,1322">
          <text:p/>
        </draw:polyline>
        <draw:polyline draw:style-name="gr2" draw:layer="layout" svg:width="0.576cm" svg:height="1.422cm" svg:x="13.913cm" svg:y="14.997cm" svg:viewBox="0 0 577 1423" draw:points="260,0 260,620 577,734 0,937 295,1005 295,1423">
          <text:p/>
        </draw:polyline>
        <draw:polyline draw:style-name="gr2" draw:layer="layout" svg:width="0.389cm" svg:height="1.363cm" svg:x="0.303cm" svg:y="21.145cm" svg:viewBox="0 0 390 1364" draw:points="129,0 129,647 390,766 0,905 188,986 198,1364">
          <text:p/>
        </draw:polyline>
        <draw:path draw:style-name="gr2" draw:layer="layout" svg:width="3.656cm" svg:height="0.542cm" svg:x="10.107cm" svg:y="2.612cm" svg:viewBox="0 0 3657 543" svg:d="m0 0c1373 61 2306 198 3657 543">
          <text:p/>
        </draw:path>
        <draw:polyline draw:style-name="gr2" draw:layer="layout" svg:width="3.656cm" svg:height="0.542cm" svg:x="10.107cm" svg:y="2.612cm" svg:viewBox="0 0 3657 543" draw:points="0,0 101,6 203,10 300,16 400,21 495,27 590,33 683,40 776,48 869,55 960,63 1049,71 1138,80 1227,91 1316,99 1403,110 1490,120 1576,131 1663,141 1750,154 1836,165 1922,179 2007,192 2094,207 2181,222 2267,237 2354,251 2441,268 2530,286 2619,305 2708,322 2797,341 2888,360 2979,381 3072,403 3167,424 3260,447 3358,470 3455,494 3554,517 3657,543">
          <text:p/>
        </draw:polyline>
        <draw:polyline draw:style-name="gr2" draw:layer="layout" svg:width="3.592cm" svg:height="1.289cm" svg:x="13.762cm" svg:y="3.154cm" svg:viewBox="0 0 3593 1290" draw:points="0,0 101,27 203,52 302,78 402,103 497,129 592,156 687,182 778,207 872,232 960,260 1051,287 1140,313 1227,340 1314,368 1401,395 1488,425 1572,452 1657,482 1742,512 1827,541 1912,571 1997,603 2081,635 2166,668 2251,700 2335,734 2420,768 2505,804 2591,840 2678,876 2765,912 2852,950 2941,990 3032,1030 3120,1071 3211,1113 3305,1155 3400,1198 3495,1242 3593,1290">
          <text:p/>
        </draw:polyline>
        <draw:line draw:style-name="gr2" draw:layer="layout" svg:x1="18.165cm" svg:y1="1.528cm" svg:x2="19.317cm" svg:y2="1.528cm">
          <text:p/>
        </draw:line>
        <draw:line draw:style-name="gr2" draw:layer="layout" svg:x1="17.964cm" svg:y1="4.443cm" svg:x2="19.181cm" svg:y2="4.443cm">
          <text:p/>
        </draw:line>
        <draw:line draw:style-name="gr2" draw:layer="layout" svg:x1="17.691cm" svg:y1="4.71cm" svg:x2="19.317cm" svg:y2="5.66cm">
          <text:p/>
        </draw:line>
        <draw:line draw:style-name="gr2" draw:layer="layout" svg:x1="18.984cm" svg:y1="1.53cm" svg:x2="18.984cm" svg:y2="4.43cm">
          <text:p/>
        </draw:line>
        <draw:polyline draw:style-name="gr2" draw:layer="layout" svg:width="0.451cm" svg:height="0.677cm" svg:x="18.743cm" svg:y="3.772cm" svg:viewBox="0 0 452 678" draw:points="0,50 242,678 452,0">
          <text:p/>
        </draw:polyline>
        <draw:path draw:style-name="gr2" draw:layer="layout" svg:width="0.052cm" svg:height="0.328cm" svg:x="18.396cm" svg:y="4.449cm" svg:viewBox="0 0 53 329" svg:d="m50 0c10 124-4 213-50 329">
          <text:p/>
        </draw:path>
        <draw:polyline draw:style-name="gr2" draw:layer="layout" svg:width="0.053cm" svg:height="0.328cm" svg:x="18.396cm" svg:y="4.449cm" svg:viewBox="0 0 54 329" draw:points="51,0 51,31 54,61 54,88 51,116 49,141 45,169 41,194 34,220 28,247 19,273 10,300 0,329">
          <text:p/>
        </draw:polyline>
        <draw:polyline draw:style-name="gr2" draw:layer="layout" svg:width="0.173cm" svg:height="0.243cm" svg:x="18.222cm" svg:y="4.777cm" svg:viewBox="0 0 174 244" draw:points="174,0 162,27 150,50 139,74 127,95 114,116 101,135 86,154 71,173 55,190 38,209 19,226 0,244">
          <text:p/>
        </draw:polyline>
        <draw:polyline draw:style-name="gr2" draw:layer="layout" svg:width="0.208cm" svg:height="0.208cm" svg:x="18.222cm" svg:y="4.813cm" svg:viewBox="0 0 209 209" draw:points="16,0 0,209 209,121">
          <text:p/>
        </draw:polyline>
        <draw:path draw:style-name="gr2" draw:layer="layout" svg:width="2.707cm" svg:height="1.016cm" svg:x="6.917cm" svg:y="15.987cm" svg:viewBox="0 0 2708 1017" svg:d="m2708 0c-966 505-1663 764-2708 1017">
          <text:p/>
        </draw:path>
        <draw:polyline draw:style-name="gr2" draw:layer="layout" svg:width="2.707cm" svg:height="1.016cm" svg:x="6.917cm" svg:y="15.987cm" svg:viewBox="0 0 2708 1017" draw:points="2708,0 2635,38 2563,74 2493,110 2425,146 2355,179 2288,211 2222,245 2154,275 2089,306 2023,336 1957,366 1894,395 1828,423 1765,450 1701,478 1638,503 1574,529 1511,554 1447,579 1384,603 1320,626 1255,649 1191,673 1126,696 1062,717 996,738 929,759 863,781 795,802 728,821 660,842 590,861 520,882 448,901 376,920 304,939 230,958 154,977 78,996 0,1017">
          <text:p/>
        </draw:polyline>
        <draw:polyline draw:style-name="gr2" draw:layer="layout" svg:width="4.809cm" svg:height="0.542cm" svg:x="2.108cm" svg:y="17.003cm" svg:viewBox="0 0 4810 543" draw:points="4810,0 4675,31 4546,61 4419,91 4292,118 4167,146 4042,173 3922,196 3801,222 3680,245 3562,266 3445,288 3329,310 3213,329 3098,348 2984,365 2870,381 2755,396 2643,411 2529,426 2417,439 2302,451 2190,462 2076,473 1962,483 1847,492 1733,500 1617,506 1500,513 1382,519 1263,525 1145,530 1024,534 901,536 778,538 654,540 527,543 397,543 266,543 135,543 0,540">
          <text:p/>
        </draw:polyline>
        <draw:path draw:style-name="gr2" draw:layer="layout" svg:width="5.827cm" svg:height="1.355cm" svg:x="5.012cm" svg:y="21.821cm" svg:viewBox="0 0 5828 1356" svg:d="m5828 0c-2114 771-3604 1120-5828 1356">
          <text:p/>
        </draw:path>
        <draw:polyline draw:style-name="gr2" draw:layer="layout" svg:width="5.827cm" svg:height="1.355cm" svg:x="5.012cm" svg:y="21.821cm" svg:viewBox="0 0 5828 1356" draw:points="5828,0 5668,57 5513,112 5361,167 5211,218 5060,270 4912,319 4768,368 4622,414 4480,459 4339,503 4197,546 4057,588 3917,628 3780,666 3642,705 3505,743 3367,777 3230,813 3092,847 2956,879 2819,911 2681,940 2542,970 2404,1000 2264,1027 2125,1052 1983,1080 1841,1105 1697,1129 1553,1152 1405,1175 1257,1199 1109,1220 956,1241 804,1262 647,1281 488,1300 330,1319 167,1338 0,1356">
          <text:p/>
        </draw:polyline>
        <draw:polyline draw:style-name="gr2" draw:layer="layout" svg:width="2.775cm" svg:height="0.095cm" svg:x="2.237cm" svg:y="23.175cm" svg:viewBox="0 0 2776 96" draw:points="2776,0 2697,10 2623,19 2547,27 2475,33 2401,42 2329,48 2259,55 2187,61 2119,65 2049,71 1982,76 1914,80 1846,84 1781,86 1713,88 1647,91 1582,93 1516,96 1450,96 1384,96 1318,96 1253,96 1187,93 1121,91 1056,88 990,86 922,84 857,80 789,76 721,71 654,65 584,61 514,55 444,48 372,42 300,33 226,27 152,19 76,8 0,0">
          <text:p/>
        </draw:polyline>
        <draw:line draw:style-name="gr2" draw:layer="layout" svg:x1="9.898cm" svg:y1="15.919cm" svg:x2="12.2cm" svg:y2="14.698cm">
          <text:p/>
        </draw:line>
        <draw:line draw:style-name="gr2" draw:layer="layout" svg:x1="9.898cm" svg:y1="15.987cm" svg:x2="12.135cm" svg:y2="15.987cm">
          <text:p/>
        </draw:line>
        <draw:line draw:style-name="gr2" draw:layer="layout" svg:x1="9.688cm" svg:y1="21.211cm" svg:x2="9.688cm" svg:y2="20.398cm">
          <text:p/>
        </draw:line>
        <draw:line draw:style-name="gr2" draw:layer="layout" svg:x1="10.839cm" svg:y1="21.074cm" svg:x2="10.839cm" svg:y2="20.331cm">
          <text:p/>
        </draw:line>
        <draw:line draw:style-name="gr2" draw:layer="layout" svg:x1="10.774cm" svg:y1="21.821cm" svg:x2="12.736cm" svg:y2="21.006cm">
          <text:p/>
        </draw:line>
        <draw:line draw:style-name="gr2" draw:layer="layout" svg:x1="10.839cm" svg:y1="21.956cm" svg:x2="12.941cm" svg:y2="21.956cm">
          <text:p/>
        </draw:line>
        <draw:path draw:style-name="gr2" draw:layer="layout" svg:width="0.078cm" svg:height="0.406cm" svg:x="12.603cm" svg:y="21.55cm" svg:viewBox="0 0 79 407" svg:d="m0 407c69-130 96-251 67-407">
          <text:p/>
        </draw:path>
        <draw:polyline draw:style-name="gr2" draw:layer="layout" svg:width="0.078cm" svg:height="0.406cm" svg:x="12.603cm" svg:y="21.55cm" svg:viewBox="0 0 79 407" draw:points="0,407 16,374 31,342 42,311 52,279 63,245 69,213 74,179 79,146 79,112 76,76 71,38 67,0">
          <text:p/>
        </draw:polyline>
        <draw:polyline draw:style-name="gr2" draw:layer="layout" svg:width="0.273cm" svg:height="0.406cm" svg:x="12.397cm" svg:y="21.143cm" svg:viewBox="0 0 274 407" draw:points="274,407 258,364 245,321 228,283 211,247 192,211 171,177 150,146 124,116 97,86 67,57 35,27 0,0">
          <text:p/>
        </draw:polyline>
        <draw:line draw:style-name="gr2" draw:layer="layout" svg:x1="9.688cm" svg:y1="20.667cm" svg:x2="10.839cm" svg:y2="20.667cm">
          <text:p/>
        </draw:line>
        <draw:path draw:style-name="gr2" draw:layer="layout" svg:width="0.258cm" svg:height="0.563cm" svg:x="11.295cm" svg:y="15.17cm" svg:viewBox="0 0 259 564" svg:d="m0 0c139 186 205 336 259 564">
          <text:p/>
        </draw:path>
        <draw:polyline draw:style-name="gr2" draw:layer="layout" svg:width="0.258cm" svg:height="0.563cm" svg:x="11.295cm" svg:y="15.17cm" svg:viewBox="0 0 259 564" draw:points="0,0 25,38 50,74 74,107 97,143 116,179 135,213 152,249 169,285 184,321 198,357 211,395 224,436 234,476 247,518 259,564">
          <text:p/>
        </draw:polyline>
        <draw:polyline draw:style-name="gr2" draw:layer="layout" svg:width="0.013cm" svg:height="0.256cm" svg:x="11.553cm" svg:y="15.733cm" svg:viewBox="0 0 14 257" draw:points="0,0 4,23 9,46 11,67 14,88 14,107 14,129 14,148 14,169 11,190 9,211 4,232 0,257">
          <text:p/>
        </draw:polyline>
        <draw:polyline draw:style-name="gr2" draw:layer="layout" svg:width="0.208cm" svg:height="0.349cm" svg:x="11.32cm" svg:y="15.147cm" svg:viewBox="0 0 209 350" draw:points="21,350 0,0 209,209">
          <text:p/>
        </draw:polyline>
        <draw:polyline draw:style-name="gr2" draw:layer="layout" svg:width="0.19cm" svg:height="0.214cm" svg:x="12.404cm" svg:y="21.131cm" svg:viewBox="0 0 191 215" draw:points="63,215 0,0 191,117">
          <text:p/>
        </draw:polyline>
        <draw:polyline draw:style-name="gr2" draw:layer="layout" svg:width="0.265cm" svg:height="0.265cm" svg:x="10.573cm" svg:y="20.517cm" svg:viewBox="0 0 266 266" draw:points="0,0 266,138 10,266">
          <text:p/>
        </draw:polyline>
        <draw:line draw:style-name="gr2" draw:layer="layout" svg:x1="18.597cm" svg:y1="15.706cm" svg:x2="19.863cm" svg:y2="15.706cm">
          <text:p/>
        </draw:line>
        <draw:polygon draw:style-name="gr1" draw:layer="layout" svg:width="0.662cm" svg:height="0.442cm" svg:x="18.167cm" svg:y="15.467cm" svg:viewBox="0 0 663 443" draw:points="14,237 663,0 663,443 0,237">
          <text:p/>
        </draw:polygon>
        <draw:line draw:style-name="gr1" draw:layer="layout" svg:x1="18.375cm" svg:y1="16.212cm" svg:x2="18.375cm" svg:y2="17.473cm">
          <text:p/>
        </draw:line>
        <draw:polygon draw:style-name="gr1" draw:layer="layout" svg:width="0.438cm" svg:height="0.662cm" svg:x="18.142cm" svg:y="16.036cm" svg:viewBox="0 0 439 663" draw:points="232,14 0,663 439,663 232,0">
          <text:p/>
        </draw:polygon>
        <draw:line draw:style-name="gr1" draw:layer="layout" svg:x1="18.33cm" svg:y1="8.592cm" svg:x2="19.596cm" svg:y2="8.592cm">
          <text:p/>
        </draw:line>
        <draw:polygon draw:style-name="gr1" draw:layer="layout" svg:width="0.662cm" svg:height="0.442cm" svg:x="17.901cm" svg:y="8.352cm" svg:viewBox="0 0 663 443" draw:points="14,237 663,0 663,443 0,237">
          <text:p/>
        </draw:polygon>
        <draw:line draw:style-name="gr1" draw:layer="layout" svg:x1="18.108cm" svg:y1="9.098cm" svg:x2="18.108cm" svg:y2="10.359cm">
          <text:p/>
        </draw:line>
        <draw:polygon draw:style-name="gr1" draw:layer="layout" svg:width="0.438cm" svg:height="0.662cm" svg:x="17.875cm" svg:y="8.922cm" svg:viewBox="0 0 439 663" draw:points="232,14 0,663 439,663 232,0">
          <text:p/>
        </draw:polygon>
        <draw:line draw:style-name="gr1" draw:layer="layout" svg:x1="9.813cm" svg:y1="25.121cm" svg:x2="9.813cm" svg:y2="26.382cm">
          <text:p/>
        </draw:line>
        <draw:polygon draw:style-name="gr1" draw:layer="layout" svg:width="0.438cm" svg:height="0.662cm" svg:x="9.567cm" svg:y="24.623cm" svg:viewBox="0 0 439 663" draw:points="232,14 0,663 439,663 232,0">
          <text:p/>
        </draw:polygon>
        <draw:path draw:style-name="gr1" draw:layer="layout" svg:width="0.789cm" svg:height="0.933cm" svg:x="18.663cm" svg:y="7.569cm" svg:viewBox="0 0 790 934" svg:d="m0 0c450 78 785 476 790 934">
          <text:p/>
        </draw:path>
        <draw:polyline draw:style-name="gr1" draw:layer="layout" svg:width="0.789cm" svg:height="0.933cm" svg:x="18.663cm" svg:y="7.569cm" svg:viewBox="0 0 790 934" draw:points="0,0 31,8 65,14 99,23 131,33 162,44 192,57 224,69 253,84 283,99 311,116 340,133 368,150 393,169 421,190 446,209 469,230 493,254 516,277 539,300 560,325 582,351 601,376 620,404 639,429 656,459 673,486 687,516 700,546 715,575 728,605 738,637 747,668 757,700 766,732 772,766 776,797 781,831 785,865 787,899 790,934">
          <text:p/>
        </draw:polyline>
        <draw:polyline draw:style-name="gr1" draw:layer="layout" svg:width="0.789cm" svg:height="0.935cm" svg:x="18.663cm" svg:y="8.503cm" svg:viewBox="0 0 790 936" draw:points="790,0 787,35 785,69 783,103 778,137 772,169 766,203 757,234 749,266 738,298 728,330 715,361 702,391 687,421 673,450 656,478 639,507 622,533 603,560 582,586 563,611 541,637 518,660 495,683 472,706 446,728 421,747 395,768 368,787 340,804 313,821 283,838 253,853 224,867 194,880 162,893 131,903 99,914 65,922 33,929 0,936">
          <text:p/>
        </draw:polyline>
        <draw:polygon draw:style-name="gr1" draw:layer="layout" svg:width="0.597cm" svg:height="0.436cm" svg:x="18.5cm" svg:y="9.083cm" svg:viewBox="0 0 598 437" draw:points="371,0 0,404 598,437 371,33">
          <text:p/>
        </draw:polygon>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066cm" fo:page-height="26.4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dc:date>2011-09-12T06:16:39</dc:date>
    <meta:editing-duration>PT12S</meta:editing-duration>
    <meta:editing-cycles>1</meta:editing-cycles>
    <meta:document-statistic meta:object-count="84"/>
  </office:meta>
</office:document-meta>
</file>